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tab/><text:tab/>====================================================<text:tab/><text:tab/><text:tab/></text:span></text:p>
      <text:p text:style-name="P1"><text:span text:style-name="T1"><text:tab/><text:tab/><text:tab/><text:tab/>Advantages of using NumPy </text:span></text:p>
      <text:p text:style-name="P1"><text:span text:style-name="T1"><text:tab/><text:tab/>====================================================</text:span></text:p>
      <text:p text:style-name="P1"><text:span text:style-name="T1">-------------------------------------</text:span></text:p>
      <text:p text:style-name="P1"><text:span text:style-name="T1">Need of NumPy:</text:span></text:p>
      <text:p text:style-name="P1"><text:span text:style-name="T1">-------------------------------------</text:span></text:p>
      <text:p text:style-name="P1"><text:span text:style-name="T1">=&gt;With the revolution of data science, data analysis libraries like NumPy, SciPy, Scikit, Pandas, etc. have seen a lot of growth. With a much easier syntax than other programming languages, python is the first choice language for the data scientist.</text:span></text:p>
      <text:p text:style-name="P1"><text:span text:style-name="T1">=&gt;NumPy provides a convenient and efficient way to handle the vast amount of data. NumPy is also very convenient with Matrix Operations and data reshaping. NumPy is fast which makes it reasonable to work with a large set of data.</text:span></text:p>
      <text:p text:style-name="P1"><text:span text:style-name="T1">---------------------------------------------------------------------------</text:span></text:p>
      <text:p text:style-name="P1"><text:span text:style-name="T1">The advantages of Numpy Programming are:</text:span></text:p>
      <text:p text:style-name="P1"><text:span text:style-name="T1">---------------------------------------------------------------------------</text:span></text:p>
      <text:p text:style-name="P1"><text:span text:style-name="T1">1) With Numpy Programming, we can deal with Arrays <text:s/>such 1-D, 2-D and Multi Dimensional <text:s text:c="2"/>Arrays.</text:span></text:p>
      <text:p text:style-name="P1"><text:span text:style-name="T1">2) NumPy maintains minimal memory for large sets of data: </text:span></text:p>
      <text:p text:style-name="P1"><text:span text:style-name="T1">3) Numpy provides Fast in Performing Operations bcoz internally its data is<text:tab/><text:tab/>available at<text:tab/> <text:s text:c="6"/>same <text:s/>address.</text:span></text:p>
      <text:p text:style-name="P1"><text:span text:style-name="T1">4) NumPy performs array-oriented computing.</text:span></text:p>
      <text:p text:style-name="P1"><text:span text:style-name="T1">5) It efficiently implements the multidimensional arrays.</text:span></text:p>
      <text:p text:style-name="P1"><text:span text:style-name="T1">6) It performs scientific computations.</text:span></text:p>
      <text:p text:style-name="P1"><text:span text:style-name="T1">7) It is capable of performing <text:s/>reshaping the data stored in multidimensional arrays.</text:span></text:p>
      <text:p text:style-name="P1"><text:span text:style-name="T1">8) NumPy provides Many in-built functions for Various Complex Mathematical Operations such <text:s/>as statistical , financial, trigonometric Operations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9" meta:word-count="190" meta:character-count="1536" meta:non-whitespace-character-count="1338"/>
    <meta:generator>LibreOfficeDev/6.0.5.2$Linux_X86_64 LibreOffice_project/</meta:generator>
  </office:meta>
</office:document-meta>
</file>